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73.3pt"/>
    </style:style>
    <style:style style:name="co5" style:family="table-column">
      <style:table-column-properties fo:break-before="auto" style:column-width="66.9pt"/>
    </style:style>
    <style:style style:name="co6" style:family="table-column">
      <style:table-column-properties fo:break-before="auto" style:column-width="59.16pt"/>
    </style:style>
    <style:style style:name="co7" style:family="table-column">
      <style:table-column-properties fo:break-before="auto" style:column-width="28.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penDropV4-top-p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ocationX</text:p>
          </table:table-cell>
          <table:table-cell table:style-name="ce1" office:value-type="string" calcext:value-type="string">
            <text:p>LocationY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Height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LED1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9.736" calcext:value-type="float">
            <text:p>9.736</text:p>
          </table:table-cell>
          <table:table-cell table:style-name="Default" office:value-type="float" office:value="43.653" calcext:value-type="float">
            <text:p>43.6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LED_0603_1608Metric</text:p>
          </table:table-cell>
        </table:table-row>
        <table:table-row table:style-name="ro1">
          <table:table-cell table:style-name="Default" office:value-type="string" calcext:value-type="string">
            <text:p>LED2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14.736" calcext:value-type="float">
            <text:p>14.736</text:p>
          </table:table-cell>
          <table:table-cell table:style-name="Default" office:value-type="float" office:value="43.653" calcext:value-type="float">
            <text:p>43.6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LED_0603_1608Metric</text:p>
          </table:table-cell>
        </table:table-row>
        <table:table-row table:style-name="ro1">
          <table:table-cell table:style-name="Default" office:value-type="string" calcext:value-type="string">
            <text:p>LED3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19.736" calcext:value-type="float">
            <text:p>19.736</text:p>
          </table:table-cell>
          <table:table-cell table:style-name="Default" office:value-type="float" office:value="43.653" calcext:value-type="float">
            <text:p>43.65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style-name="Default" office:value-type="string" calcext:value-type="string">
            <text:p>LED_0603_1608Metric</text:p>
          </table:table-cell>
        </table:table-row>
        <table:table-row table:style-name="ro1">
          <table:table-cell table:style-name="Default" office:value-type="string" calcext:value-type="string">
            <text:p>SW1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-41.264" calcext:value-type="float">
            <text:p>-41.264</text:p>
          </table:table-cell>
          <table:table-cell table:style-name="Default" office:value-type="float" office:value="-34.136" calcext:value-type="float">
            <text:p>-34.1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PUSH_BUTTON_SMD</text:p>
          </table:table-cell>
        </table:table-row>
        <table:table-row table:style-name="ro1">
          <table:table-cell table:style-name="Default" office:value-type="string" calcext:value-type="string">
            <text:p>SW2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6.736" calcext:value-type="float">
            <text:p>6.736</text:p>
          </table:table-cell>
          <table:table-cell table:style-name="Default" office:value-type="float" office:value="-34.136" calcext:value-type="float">
            <text:p>-34.1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string" calcext:value-type="string">
            <text:p>SW_PUSH</text:p>
          </table:table-cell>
          <table:table-cell table:style-name="Default" office:value-type="string" calcext:value-type="string">
            <text:p>PUSH_BUTTON_SMD</text:p>
          </table:table-cell>
        </table:table-row>
        <table:table-row table:style-name="ro1">
          <table:table-cell table:style-name="Default" office:value-type="string" calcext:value-type="string">
            <text:p>JS2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-17.2642" calcext:value-type="float">
            <text:p>-17.2642</text:p>
          </table:table-cell>
          <table:table-cell table:style-name="Default" office:value-type="float" office:value="-35.0518" calcext:value-type="float">
            <text:p>-35.0518</text:p>
          </table:table-cell>
          <table:table-cell table:style-name="Default"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JoystickSMD_SKRH</text:p>
          </table:table-cell>
          <table:table-cell table:style-name="Default" office:value-type="string" calcext:value-type="string">
            <text:p>SKRHABE010</text:p>
          </table:table-cell>
        </table:table-row>
        <table:table-row table:style-name="ro1">
          <table:table-cell table:style-name="Default" office:value-type="string" calcext:value-type="string">
            <text:p>Fiducial_1mm_Dia_2.54mm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-74.264" calcext:value-type="float">
            <text:p>-74.264</text:p>
          </table:table-cell>
          <table:table-cell table:style-name="Default" office:value-type="float" office:value="-36.336" calcext:value-type="float">
            <text:p>-36.33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iducial_1mm_Dia_2.54mm_Outer_CopperBottom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Fiducial_1mm_Dia_2.54mm</text:p>
          </table:table-cell>
          <table:table-cell table:style-name="Default" office:value-type="string" calcext:value-type="string">
            <text:p>top</text:p>
          </table:table-cell>
          <table:table-cell table:style-name="Default" office:value-type="float" office:value="-74.264" calcext:value-type="float">
            <text:p>-74.264</text:p>
          </table:table-cell>
          <table:table-cell table:style-name="Default" office:value-type="float" office:value="68.064" calcext:value-type="float">
            <text:p>68.06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iducial_1mm_Dia_2.54mm_Outer_CopperBottom</text:p>
          </table:table-cell>
          <table:table-cell table:style-name="Default"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-64.264" calcext:value-type="float">
            <text:p>-64.264</text:p>
          </table:table-cell>
          <table:table-cell office:value-type="float" office:value="-25.936" calcext:value-type="float">
            <text:p>-25.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Bottom</text:p>
          </table:table-cell>
          <table:table-cell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-64.264" calcext:value-type="float">
            <text:p>-64.264</text:p>
          </table:table-cell>
          <table:table-cell office:value-type="float" office:value="-25.936" calcext:value-type="float">
            <text:p>-25.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29.736" calcext:value-type="float">
            <text:p>29.736</text:p>
          </table:table-cell>
          <table:table-cell office:value-type="float" office:value="-25.936" calcext:value-type="float">
            <text:p>-25.93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Bottom</text:p>
          </table:table-cell>
          <table:table-cell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29.736" calcext:value-type="float">
            <text:p>29.736</text:p>
          </table:table-cell>
          <table:table-cell office:value-type="float" office:value="70.064" calcext:value-type="float">
            <text:p>70.0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39.736" calcext:value-type="float">
            <text:p>39.736</text:p>
          </table:table-cell>
          <table:table-cell office:value-type="float" office:value="68.064" calcext:value-type="float">
            <text:p>68.0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4"/>
          <table:table-cell table:style-name="Default"/>
        </table:table-row>
        <table:table-row table:style-name="ro1" table:number-rows-repeated="4">
          <table:table-cell table:number-columns-repeated="6"/>
          <table:table-cell table:style-name="ce2" table:number-columns-repeated="3"/>
          <table:table-cell/>
        </table:table-row>
        <table:table-row table:style-name="ro1">
          <table:table-cell table:number-columns-repeated="6"/>
          <table:table-cell table:style-name="ce2" table:number-columns-repeated="3"/>
          <table:table-cell/>
        </table:table-row>
      </table:table>
      <table:named-expressions/>
      <table:database-ranges>
        <table:database-range table:name="__Anonymous_Sheet_DB__0" table:target-range-address="'OpenDropV4-top-pos'.A14:'OpenDropV4-top-pos'.G20" table:contains-header="false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2:17:41.292997362</dc:date>
    <meta:editing-duration>PT1H54M27S</meta:editing-duration>
    <meta:editing-cycles>3</meta:editing-cycles>
    <meta:generator>LibreOffice/6.0.7.3$Linux_X86_64 LibreOffice_project/00m0$Build-3</meta:generator>
    <meta:document-statistic meta:table-count="1" meta:cell-count="110" meta:object-count="0"/>
  </office:meta>
</office:document-meta>
</file>